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785cm" svg:height="1.8cm" svg:x="2.004cm" svg:y="5.57cm" svg:viewBox="0 0 2786 1801" svg:d="m0 1140c480-389 830-583 830-583l220-117 104-38h233l168-65 234-65 220-117 155-129 26-26 596 946-13 207-103 208-143 64-207 65-272-26c0 0-117-90-104-65s-26-116-26-116l-233-272-337 129-259 143-208 116-259 221-233 181">
          <text:p/>
        </draw:path>
        <draw:path draw:style-name="gr1" draw:text-style-name="P1" draw:layer="layout" svg:width="4.327cm" svg:height="3.459cm" svg:x="2.786cm" svg:y="3.911cm" svg:viewBox="0 0 4328 3460" svg:d="m4328 0c-78 194-181 220-181 220l-428 195-972 363-544 220-376 78-272-65-376-285-311-39-505 168-208 247-155 272 18 307 198 302 380 78 402-117 350-233 155-156 139 221 207 311c0 0 216 363 216 311s52 121 52 121l99 228 26 117-65 156-233 220-272 168-441 52-259-52-99-163 8-161 78-220 39-91">
          <text:p/>
        </draw:path>
        <draw:path draw:style-name="gr2" draw:text-style-name="P1" draw:layer="layout" svg:width="4.305cm" svg:height="3.705cm" svg:x="3.711cm" svg:y="3.881cm" svg:viewBox="0 0 4306 3706" svg:d="m0 3361c117 234 250 337 250 337 0 0 311 8 285 8s259-64 259-64l324-169 208-194c0 0 107-57 181-169s26-311 26-311l-65-155-116-298-26-195 129-246 272-246 389-246 480-260 401-116 143-39 207-13 52 91-13 272 156 129 233 39 194 39 195-52 142-103-4-1400">
          <text:p/>
        </draw:path>
        <draw:path draw:style-name="gr2" draw:text-style-name="P1" draw:layer="layout" svg:width="5.546cm" svg:height="2.941cm" svg:x="6.747cm" svg:y="2.732cm" svg:viewBox="0 0 5547 2942" svg:d="m230 2160c-234 121-217 393-217 393l117 155 207 169 259 52 234 13 324-78 220-143 78-116-26-1400-156-52-207 78-220 39h-234c0 0-241-78-215-78s-225-104-225-104c0 0-143-103-117-103s-52-78-52-78l13-376 104-220 207-156 272-103 260-52 259 78 324 194 95 212c0 0 104 246 52 207s293 112 293 112l389 169 259 65 337-13 1983 13 337 90h207c0 0 130-78 156-65l-52-25">
          <text:p/>
        </draw:path>
        <draw:path draw:style-name="gr2" draw:text-style-name="P1" draw:layer="layout" svg:width="6.443cm" svg:height="1.822cm" svg:x="6.735cm" svg:y="4.123cm" svg:viewBox="0 0 6444 1823" svg:d="m0 1166c26 247 17 294 17 320s320 246 320 246l285 65 388 26 208-52 285-195 91-129c0 0 38-311 64-311s26-363 26-363l104-194 155-117 208-104 168-26c0 0 2268 39 2268 65s350 52 350 52l194 65 130 129-26 182-52 103v78l104 104 194 129 311 78h130l65-103 78-130 362-1024 17-60">
          <text:p/>
        </draw:path>
        <draw:path draw:style-name="gr2" draw:text-style-name="P1" draw:layer="layout" svg:width="3.64cm" svg:height="3.076cm" svg:x="11.526cm" svg:y="2.87cm" svg:viewBox="0 0 3641 3077" svg:d="m3641 1833c-855-247-1140-454-1140-454l-221-194-129-169c0 0 90-246 65-246s25-169 25-169l-129-194-233-168-234-143-233-52c0 0-285-13-285-39s-285 52-285 52l-131 99-103 302-26 121 195 295 259 168 211 99 216 113 325 8 13 182-91 259-324 894 65-298-91-65c0 0 104 104 130 104s-169 363-169 363l-298 91-337-78-337-156-220-194-65-143 39-181 116-147c0 0 91-35 156-78s-233 160-233 160l-104 182-25 103-13 246 142 208 220 181 350 117 363 65c0 0 272-39 259-13s130-117 130-117l285-583 130-117c0 0 125-56 275-69s373 56 373 56l259 104 402 168 336 169">
          <text:p/>
        </draw:path>
        <draw:path draw:style-name="gr2" draw:text-style-name="P1" draw:layer="layout" svg:width="1.186cm" svg:height="0.383cm" svg:x="2.774cm" svg:y="5.315cm" svg:viewBox="0 0 1187 384" svg:d="m1187 0c-129 155-267 251-267 251 0 0-217 86-191 86s-156 9-130 9-181 38-181 38h-169l-116-47c0 0-117-30-130-56s26 13 26 13">
          <text:p/>
        </draw:path>
        <draw:path draw:style-name="gr2" draw:text-style-name="P1" draw:layer="layout" svg:width="1.14cm" svg:height="0.319cm" svg:x="6.743cm" svg:y="3.44cm" svg:viewBox="0 0 1141 320" svg:d="m1141 259c-310 69-510 61-510 61 0 0-355-112-329-112s-207-147-207-147c0 0-95-82-95-56l25-5">
          <text:p/>
        </draw:path>
        <draw:path draw:style-name="gr2" draw:text-style-name="P1" draw:layer="layout" svg:width="0.919cm" svg:height="0.794cm" svg:x="12.242cm" svg:y="3.017cm" svg:viewBox="0 0 920 795" svg:d="m920 795c-398-35-743-281-717-268s-203-294-203-294l26-233">
          <text:p/>
        </draw:path>
        <draw:path draw:style-name="gr2" draw:text-style-name="P1" draw:layer="layout" svg:width="0.539cm" svg:height="0.372cm" svg:x="3.157cm" svg:y="4.956cm" svg:viewBox="0 0 540 373" svg:d="m280 0c-155 52-259 135-259 135l-21 114 42 93 124 31 177-20 134-83 63-114-11-83-104-73-145 21-20-10z">
          <text:p/>
        </draw:path>
        <draw:path draw:style-name="gr2" draw:text-style-name="P1" draw:layer="layout" svg:width="0.621cm" svg:height="0.393cm" svg:x="7.242cm" svg:y="3.09cm" svg:viewBox="0 0 622 394" svg:d="m394 31c-145-31-249 10-249 10l-114 63-31 93 83 124 124 63 141 10c25-14 181-83 181-62s83-94 83-94l10-124-114-73-155-41h20z">
          <text:p/>
        </draw:path>
        <draw:path draw:style-name="gr2" draw:text-style-name="P1" draw:layer="layout" svg:width="0.646cm" svg:height="0.393cm" svg:x="12.571cm" svg:y="3.142cm" svg:viewBox="0 0 647 394" svg:d="m239 21c-114-32-177 41-177 41l-62 93 62 114 114 83 146 42h145l114-62c0 0 41-73 62-73s-42-83-21-83-103-62-83-62-103-73-103-73l-83-31-135-10 21 10z">
          <text:p/>
        </draw:path>
        <draw:path draw:style-name="gr2" draw:text-style-name="P1" draw:layer="layout" svg:width="0.276cm" svg:height="0.2cm" svg:x="4.721cm" svg:y="6.428cm" svg:viewBox="0 0 277 201" svg:d="m0 11c95-26 164 0 164 0l61 60 52 130">
          <text:p/>
        </draw:path>
        <draw:polyline draw:style-name="gr2" draw:text-style-name="P1" draw:layer="layout" svg:width="0.191cm" svg:height="0.243cm" svg:x="7.987cm" svg:y="4.883cm" svg:viewBox="0 0 192 244" draw:points="0,0 104,77 192,244">
          <text:p/>
        </draw:polyline>
        <draw:frame draw:style-name="gr3" draw:text-style-name="P3" draw:layer="layout" svg:width="1.864cm" svg:height="0.695cm" draw:transform="rotate (0.729722160258691) translate (1.614cm 7.179cm)">
          <draw:text-box>
            <text:p text:style-name="P2">Link N-1</text:p>
          </draw:text-box>
        </draw:frame>
        <draw:frame draw:style-name="gr3" draw:text-style-name="P3" draw:layer="layout" svg:width="1.949cm" svg:height="0.695cm" svg:x="8.823cm" svg:y="3.765cm">
          <draw:text-box>
            <text:p text:style-name="P2">Link N+1</text:p>
          </draw:text-box>
        </draw:frame>
        <draw:frame draw:style-name="gr3" draw:text-style-name="P3" draw:layer="layout" svg:width="1.551cm" svg:height="0.695cm" draw:transform="rotate (0.594633676154356) translate (4.387cm 5.435cm)">
          <draw:text-box>
            <text:p text:style-name="P2">Link N</text:p>
          </draw:text-box>
        </draw:frame>
        <draw:frame draw:style-name="gr3" draw:text-style-name="P3" draw:layer="layout" svg:width="1.949cm" svg:height="0.695cm" draw:transform="rotate (-0.389732021971447) translate (14.006cm 4.307cm)">
          <draw:text-box>
            <text:p text:style-name="P2">Link N+2</text:p>
          </draw:text-box>
        </draw:frame>
        <draw:frame draw:style-name="gr3" draw:text-style-name="P3" draw:layer="layout" svg:width="1.644cm" svg:height="0.695cm" svg:x="1.063cm" svg:y="4.788cm">
          <draw:text-box>
            <text:p text:style-name="P2">Joint N</text:p>
          </draw:text-box>
        </draw:frame>
        <draw:frame draw:style-name="gr3" draw:text-style-name="P3" draw:layer="layout" svg:width="2.042cm" svg:height="0.695cm" svg:x="8.05cm" svg:y="1.906cm">
          <draw:text-box>
            <text:p text:style-name="P2">Joint N+1</text:p>
          </draw:text-box>
        </draw:frame>
        <draw:frame draw:style-name="gr3" draw:text-style-name="P3" draw:layer="layout" svg:width="2.042cm" svg:height="0.695cm" svg:x="13.724cm" svg:y="2.574cm">
          <draw:text-box>
            <text:p text:style-name="P2">Joint N+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10.1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1-04T00:20:33</meta:creation-date>
    <dc:date>2009-01-04T00:53:09</dc:date>
    <meta:editing-cycles>11</meta:editing-cycles>
    <meta:editing-duration>PT32M38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